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gradient-name="gradient" draw:fill-hatch-name="hatch"/>
      <style:paragraph-properties fo:line-height="150%" fo:text-align="center" style:justify-single-word="false"/>
      <style:text-properties fo:font-size="16pt" officeooo:paragraph-rsid="001336f7" style:font-size-asian="16pt" style:font-size-complex="16pt"/>
    </style:style>
    <style:style style:name="P2" style:family="paragraph" style:parent-style-name="Standard">
      <loext:graphic-properties draw:fill-gradient-name="gradient" draw:fill-hatch-name="hatch"/>
      <style:paragraph-properties fo:line-height="150%"/>
      <style:text-properties fo:font-size="16pt" officeooo:paragraph-rsid="001336f7" style:font-size-asian="16pt" style:font-size-complex="16pt"/>
    </style:style>
    <style:style style:name="T1" style:family="text">
      <style:text-properties fo:color="#000000" loext:opacity="100%" style:font-name="Times New Roman" fo:font-size="14pt" fo:background-color="#ffffff" loext:char-shading-value="0" style:font-size-asian="14pt" style:font-name-complex="Times New Roman1" style:font-size-complex="14pt"/>
    </style:style>
    <style:style style:name="T2" style:family="text">
      <style:text-properties fo:color="#000000" loext:opacity="100%" style:font-name="Times New Roman" fo:font-size="14pt" fo:language="en" fo:country="US" fo:background-color="#ffffff" loext:char-shading-value="0" style:font-size-asian="14pt" style:font-name-complex="Times New Roman1" style:font-size-complex="14pt"/>
    </style:style>
    <style:style style:name="T3" style:family="text">
      <style:text-properties fo:color="#000000" loext:opacity="100%" style:font-name="Times New Roman" fo:font-size="14pt" fo:language="en" fo:country="US" fo:font-style="italic" style:text-underline-style="solid" style:text-underline-width="auto" style:text-underline-color="font-color" fo:font-weight="bold" fo:background-color="#ffffff" loext:char-shading-value="0" style:font-size-asian="14pt" style:font-style-asian="italic" style:font-weight-asian="bold" style:font-name-complex="Times New Roman1" style:font-size-complex="14pt" style:font-style-complex="italic" style:font-weight-complex="bold"/>
    </style:style>
    <style:style style:name="T4" style:family="text">
      <style:text-properties fo:color="#000000" loext:opacity="100%" style:font-name="Times New Roman" fo:language="en" fo:country="US" fo:font-style="italic" style:text-underline-style="solid" style:text-underline-width="auto" style:text-underline-color="font-color" fo:font-weight="bold" fo:background-color="#ffffff" loext:char-shading-value="0" style:font-style-asian="italic" style:font-weight-asian="bold" style:font-name-complex="Times New Roman1" style:font-style-complex="italic" style:font-weight-complex="bold"/>
    </style:style>
    <style:style style:name="T5" style:family="text">
      <style:text-properties fo:color="#000000" loext:opacity="100%" style:font-name="Times New Roman" fo:language="en" fo:country="US" fo:background-color="#ffffff" loext:char-shading-value="0" style:font-name-complex="Times New Roman1"/>
    </style:style>
    <style:style style:name="T6" style:family="text">
      <style:text-properties fo:color="#000000" loext:opacity="100%" style:font-name="Times New Roman" fo:background-color="#ffffff" loext:char-shading-value="0"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XXVI</text:span></text:p>
      <text:p text:style-name="P2"><text:span text:style-name="T6">Яркий, но мягкий свет заполнял просторный зал. За широким столом, позади которого находилось стекло практически во всю стену. Из него открывался вид на шумный Нью – Йорк. За столом в широком кожаном кресле невозмутимо сидел человек. Это был парень лет 25. Черные волосы средней длины были разобраны на пробор, серо-зеленые глаза были устремлены в небольшой ноутбук. Он был одет в темно-синий костюм. Воротник рубашки стягивал алый галстук. Он что-то с интересом изучал в ноутбуке. Вот, оторвавшись, он поднял голову и томным чувственным голосом он крикнул: «Арчи, сюда!» Стуча по паркету и быстро перебирая четырьмя ножками, в зал быстро вбежал небольшой робот, похожий на паука. Приподняв тело, он устремил несколько огоньков, светящихся зеленым на сидящего за столом. </text:span></text:p>
      <text:p text:style-name="P2"><text:span text:style-name="T6">–Эдуард, зайди тоже, пожалуйста, – добавил, подумав он.</text:span></text:p>
      <text:p text:style-name="P2"><text:span text:style-name="T6">–Добрый день, мистер Керниган, – сказал вошедший.</text:span></text:p>
      <text:p text:style-name="P2"><text:span text:style-name="T6">–У меня появилась перспективная идея. Арчи, будь добр, спроектируй, пожалуйста информацию, – произнес Керниган. </text:span></text:p>
      <text:p text:style-name="P2"><text:span text:style-name="T6">Робот кивнул. Сверху его корпуса из маленького открывшегося люка выдвинулась небольшая площадка, наверху которой небольшим манипулятором удерживал прозрачный шарик. Упавший на него луч света рассеялся, образуя обширную голограмму, на которой расположилась информация в тексте и образы двух девушек. </text:span></text:p>
      <text:p text:style-name="P2"><text:span text:style-name="T6">–Интересная репутация, не правда ли. Буквально некоторое количество лет назад мать чуть не захватила мир, смогла противостоять и подчинить себе самых лучших и самых секретных </text:span><text:soft-page-break/><text:span text:style-name="T6">агентов. А дочь недавно перехитрила восходящую звездочку мира добра, да еще и не пожалела вертолет и яхту, наполненную кучей важных людей. </text:span><text:span text:style-name="T5">KERNIGAN</text:span><text:span text:style-name="T6"> </text:span><text:span text:style-name="T5">COMPANY</text:span><text:span text:style-name="T6"> </text:span><text:span text:style-name="T5">ENTERPRISES</text:span><text:span text:style-name="T6"> – огромная криминальная империя, которая до сих пор активно развивается под видом обычной бизнес компании, но сейчас, я думаю самое время заявить о себе. Что скажешь, Эдуард? </text:span></text:p>
      <text:p text:style-name="P2"><text:span text:style-name="T6">–Хм. Весьма интересно, мистер Керниган. И вы думаете, что они согласятся сотрудничать с нами, да и какая тогда будет конечная цель будет у нас? Наша компания много лет объединяет различных элитных злодеев, каждый из которых развивает нашу империю. Мы имеем огромное состояние и влияние по всему миру. С ними мы незнакомы, не сотрудничаем, и вообще какой в этом смысл?</text:span></text:p>
      <text:p text:style-name="P2"><text:span text:style-name="T6">–Понимаешь, Эдуард, я хочу вывести нашу империю на новый уровень и подчинить себе не только криминальный мир. Мы будем править всем миром в целом! </text:span></text:p>
      <text:p text:style-name="P2"><text:span text:style-name="T6">–А вы уверены, мистер Керниган, что они вообще согласятся сотрудничать? И будет ли успех в этом деле?</text:span></text:p>
      <text:p text:style-name="P2"><text:span text:style-name="T6">–Всему свое время, Эдуард, всему свое время. Подготовьте мне вертолет до авиакомпании. А к моему прилету пусть будет готов самолет в Арктику. </text:span></text:p>
      <text:p text:style-name="P2"><text:span text:style-name="T6">–Вы летите на северный полюс? С чего такие резкие решения, мистер Керниган? </text:span></text:p>
      <text:p text:style-name="P2"><text:span text:style-name="T6">–Пора познакомиться с дамами лично. Я все спланировал. </text:span></text:p>
      <text:p text:style-name="P2"><text:span text:style-name="T6">–Эти Мария и Алена какие-то слишком темные. Да и судя по их прошлому, они явно не дадут так легко попасть в их офис, мистер Керниган. </text:span></text:p>
      <text:p text:style-name="P2"><text:soft-page-break/><text:span text:style-name="T6">–Не переживай, Эдуард, не переживай. Я уже все спланировал. Проблем у нас не будет, – улыбнулся он и резко закрыв ноутбук, встал из-за стола. Робот сложил голограф, а на его месте появился небольшой пропеллер, который с легким жужжанием начал вращаться, набирая скорость. Робот оторвался от земли и, поднявшись в воздух, мягко приземлился на плечо парня, после чего пропеллер был сложен, а люк закрылся, образуя монолитную блестящую поверхность корпуса. </text:span></text:p>
      <text:p text:style-name="P2"><text:span text:style-name="T6">–Ах да, чуть не забыл, – произнес он, доставая из ящика небольшой зонт с изогнутой крючком рукоятью, на которой под основной кнопкой располагалась еще одна. </text:span></text:p>
      <text:p text:style-name="P2"><text:span text:style-name="T6">–Вертолет готов, мистер Керниган. Он ожидает вас на площадке на тридцать первом этаже. Но я все равно скептически отношусь к этой идее. </text:span></text:p>
      <text:p text:style-name="P2"><text:span text:style-name="T6">–Я директор </text:span><text:span text:style-name="T5">KERNIGAN</text:span><text:span text:style-name="T6"> </text:span><text:span text:style-name="T5">COMPANY</text:span><text:span text:style-name="T6"> </text:span><text:span text:style-name="T5">ENTERPRISES</text:span><text:span text:style-name="T6">, и я не допущу того, чтобы принятое мной решение понесло хоть какие-то убытки или вред компании, а потом, Эдуард, я уверен, что все пройдет гладко, – ответил он все так же невозмутимо и удалился из зала.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5T20:30:12.926000000</meta:creation-date>
    <dc:date>2022-05-15T20:30:31.607000000</dc:date>
    <meta:editing-duration>PT18S</meta:editing-duration>
    <meta:editing-cycles>1</meta:editing-cycles>
    <meta:document-statistic meta:table-count="0" meta:image-count="0" meta:object-count="0" meta:page-count="3" meta:paragraph-count="18" meta:word-count="575" meta:character-count="3821" meta:non-whitespace-character-count="3243"/>
    <meta:generator>LibreOffice/7.2.2.2$Windows_X86_64 LibreOffice_project/02b2acce88a210515b4a5bb2e46cbfb63fe97d56</meta:generator>
  </office:meta>
</office:document-meta>
</file>